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00000040085B839676F08DD64.png" manifest:media-type="image/png"/>
  <manifest:file-entry manifest:full-path="Pictures/10000201000004B00000031DCA41F6574E16A71E.png" manifest:media-type="image/png"/>
  <manifest:file-entry manifest:full-path="Pictures/1000020100000300000001F7A7DF3C6DD5FFB8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6.6958in" style:page-number="auto" table:align="left" style:writing-mode="lr-tb"/>
    </style:style>
    <style:style style:name="Table1.A" style:family="table-column">
      <style:table-column-properties style:column-width="3.3458in"/>
    </style:style>
    <style:style style:name="Table1.B" style:family="table-column">
      <style:table-column-properties style:column-width="3.3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Table_20_Contents">
      <style:paragraph-properties style:snap-to-layout-grid="false"/>
      <style:text-properties officeooo:paragraph-rsid="00011314"/>
    </style:style>
    <style:style style:name="P2" style:family="paragraph" style:parent-style-name="Standard">
      <style:text-properties officeooo:paragraph-rsid="00011314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Image15" text:anchor-type="char" svg:x="0.022in" svg:y="4.4701in" svg:width="3.2717in" svg:height="2.172in" draw:z-index="0"><draw:image xlink:href="Pictures/10000201000004B00000031DCA41F6574E16A71E.png" xlink:type="simple" xlink:show="embed" xlink:actuate="onLoad" loext:mime-type="image/png"/></draw:frame><draw:frame draw:style-name="fr2" draw:name="Image9" text:anchor-type="char" svg:width="3.2717in" svg:height="2.1425in" draw:z-index="2"><draw:image xlink:href="Pictures/1000020100000300000001F7A7DF3C6DD5FFB83E.png" xlink:type="simple" xlink:show="embed" xlink:actuate="onLoad" loext:mime-type="image/png"/></draw:frame></text:p>
          </table:table-cell>
          <table:table-cell table:style-name="Table1.B1" office:value-type="string">
            <text:p text:style-name="P1"><draw:frame draw:style-name="fr2" draw:name="Image11" text:anchor-type="char" svg:width="3.2717in" svg:height="4.3618in" draw:z-index="1"><draw:image xlink:href="Pictures/10000201000003000000040085B839676F08DD64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15:13:24.123242766</meta:creation-date>
    <dc:date>2020-05-21T15:15:41.985970928</dc:date>
    <meta:editing-duration>PT2M18S</meta:editing-duration>
    <meta:editing-cycles>1</meta:editing-cycles>
    <meta:document-statistic meta:table-count="1" meta:image-count="3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